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84cm"/>
    </style:style>
    <style:style style:name="co2" style:family="table-column">
      <style:table-column-properties fo:break-before="auto" style:column-width="11.282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44cm"/>
    </style:style>
    <style:style style:name="co6" style:family="table-column">
      <style:table-column-properties fo:break-before="auto" style:column-width="9.677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4.2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5" table:default-cell-style-name="Default"/>
        <table:table-row table:style-name="ro1">
          <table:table-cell table:style-name="ce2" office:value-type="string" calcext:value-type="string">
            <text:p>Questionnaire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asked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Label</text:p>
          </table:table-cell>
          <table:table-cell office:value-type="string" calcext:value-type="string">
            <text:p>is_objective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Household Questionnaire</text:p>
          </table:table-cell>
          <table:table-cell table:style-name="ce1" office:value-type="string" calcext:value-type="string">
            <text:p>Satisfaction with availability of care (asked irregularly)</text:p>
          </table:table-cell>
          <table:table-cell table:style-name="ce4" table:formula="of:=MID([.B2];FIND(&quot;(asked&quot;;[.B2])+7;FIND(&quot;)&quot;;[.B2])-FIND(&quot;(asked&quot;;[.B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hlf0318</text:p>
          </table:table-cell>
          <table:table-cell table:number-columns-repeated="2" table:style-name="ce1" office:value-type="string" calcext:value-type="string">
            <text:p>--</text:p>
          </table:table-cell>
          <table:table-cell table:number-columns-repeated="3"/>
          <table:table-cell office:value-type="string" calcext:value-type="string">
            <text:p>later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3];FIND(&quot;(asked&quot;;[.B3])+7;FIND(&quot;)&quot;;[.B3])-FIND(&quot;(asked&quot;;[.B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28_h</text:p>
          </table:table-cell>
          <table:table-cell table:style-name="ce1" office:value-type="string" calcext:value-type="string">
            <text:p>--</text:p>
          </table:table-cell>
          <table:table-cell table:style-name="ce1" office:value-type="string" calcext:value-type="string">
            <text:p>Beitrag fuer private Zusatzkrankenversicherung 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4];FIND(&quot;(asked&quot;;[.B4])+7;FIND(&quot;)&quot;;[.B4])-FIND(&quot;(asked&quot;;[.B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28_v1</text:p>
          </table:table-cell>
          <table:table-cell table:style-name="ce1" office:value-type="string" calcext:value-type="string">
            <text:p>as abov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5];FIND(&quot;(asked&quot;;[.B5])+7;FIND(&quot;)&quot;;[.B5])-FIND(&quot;(asked&quot;;[.B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28_v2</text:p>
          </table:table-cell>
          <table:table-cell table:style-name="ce1" office:value-type="string" calcext:value-type="string">
            <text:p>as abov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6];FIND(&quot;(asked&quot;;[.B6])+7;FIND(&quot;)&quot;;[.B6])-FIND(&quot;(asked&quot;;[.B6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29</text:p>
          </table:table-cell>
          <table:table-cell table:style-name="ce1" office:value-type="string" calcext:value-type="string">
            <text:p>bad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7];FIND(&quot;(asked&quot;;[.B7])+7;FIND(&quot;)&quot;;[.B7])-FIND(&quot;(asked&quot;;[.B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30</text:p>
          </table:table-cell>
          <table:table-cell table:style-name="ce1" office:value-type="string" calcext:value-type="string">
            <text:p>bad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8];FIND(&quot;(asked&quot;;[.B8])+7;FIND(&quot;)&quot;;[.B8])-FIND(&quot;(asked&quot;;[.B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31</text:p>
          </table:table-cell>
          <table:table-cell table:style-name="ce1" office:value-type="string" calcext:value-type="string">
            <text:p>bad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9];FIND(&quot;(asked&quot;;[.B9])+7;FIND(&quot;)&quot;;[.B9])-FIND(&quot;(asked&quot;;[.B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32</text:p>
          </table:table-cell>
          <table:table-cell table:style-name="ce1" office:value-type="string" calcext:value-type="string">
            <text:p>bad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10];FIND(&quot;(asked&quot;;[.B10])+7;FIND(&quot;)&quot;;[.B10])-FIND(&quot;(asked&quot;;[.B1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33</text:p>
          </table:table-cell>
          <table:table-cell table:style-name="ce1" office:value-type="string" calcext:value-type="string">
            <text:p>bad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dditional private insurance (asked irregularly)</text:p>
          </table:table-cell>
          <table:table-cell table:style-name="ce4" table:formula="of:=MID([.B11];FIND(&quot;(asked&quot;;[.B11])+7;FIND(&quot;)&quot;;[.B11])-FIND(&quot;(asked&quot;;[.B11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34</text:p>
          </table:table-cell>
          <table:table-cell table:style-name="ce1" office:value-type="string" calcext:value-type="string">
            <text:p>bad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lcohol consumption (asked irregularly)</text:p>
          </table:table-cell>
          <table:table-cell table:style-name="ce4" table:formula="of:=MID([.B12];FIND(&quot;(asked&quot;;[.B12])+7;FIND(&quot;)&quot;;[.B12])-FIND(&quot;(asked&quot;;[.B1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90</text:p>
          </table:table-cell>
          <table:table-cell table:style-name="ce1" office:value-type="string" calcext:value-type="string">
            <text:p>few years</text:p>
          </table:table-cell>
          <table:table-cell table:style-name="ce1"/>
          <table:table-cell table:number-columns-repeated="2"/>
          <table:table-cell office:value-type="string" calcext:value-type="string">
            <text:p>2006,2008,2010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lcohol consumption (asked irregularly)</text:p>
          </table:table-cell>
          <table:table-cell table:style-name="ce4" table:formula="of:=MID([.B13];FIND(&quot;(asked&quot;;[.B13])+7;FIND(&quot;)&quot;;[.B13])-FIND(&quot;(asked&quot;;[.B1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91</text:p>
          </table:table-cell>
          <table:table-cell table:style-name="ce1" office:value-type="string" calcext:value-type="string">
            <text:p>few years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lcohol consumption (asked irregularly)</text:p>
          </table:table-cell>
          <table:table-cell table:style-name="ce4" table:formula="of:=MID([.B14];FIND(&quot;(asked&quot;;[.B14])+7;FIND(&quot;)&quot;;[.B14])-FIND(&quot;(asked&quot;;[.B1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92</text:p>
          </table:table-cell>
          <table:table-cell table:style-name="ce1" office:value-type="string" calcext:value-type="string">
            <text:p>few years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lcohol consumption (asked irregularly)</text:p>
          </table:table-cell>
          <table:table-cell table:style-name="ce4" table:formula="of:=MID([.B15];FIND(&quot;(asked&quot;;[.B15])+7;FIND(&quot;)&quot;;[.B15])-FIND(&quot;(asked&quot;;[.B1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93</text:p>
          </table:table-cell>
          <table:table-cell table:style-name="ce1" office:value-type="string" calcext:value-type="string">
            <text:p>few years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lcohol consumption (asked only once)</text:p>
          </table:table-cell>
          <table:table-cell table:style-name="ce4" table:formula="of:=MID([.B16];FIND(&quot;(asked&quot;;[.B16])+7;FIND(&quot;)&quot;;[.B16])-FIND(&quot;(asked&quot;;[.B16])-7)" office:value-type="string" office:string-value="only once" calcext:value-type="string">
            <text:p>only once</text:p>
          </table:table-cell>
          <table:table-cell table:style-name="ce1" office:value-type="string" calcext:value-type="string">
            <text:p>ple0177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Wie oft Alkohol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Alcohol consumption (asked only once)</text:p>
          </table:table-cell>
          <table:table-cell table:style-name="ce4" table:formula="of:=MID([.B17];FIND(&quot;(asked&quot;;[.B17])+7;FIND(&quot;)&quot;;[.B17])-FIND(&quot;(asked&quot;;[.B17])-7)" office:value-type="string" office:string-value="only once" calcext:value-type="string">
            <text:p>only once</text:p>
          </table:table-cell>
          <table:table-cell table:style-name="ce1" office:value-type="string" calcext:value-type="string">
            <text:p>ple0178</text:p>
          </table:table-cell>
          <table:table-cell table:style-name="ce1" office:value-type="string" calcext:value-type="string">
            <text:p>once</text:p>
          </table:table-cell>
          <table:table-cell table:style-name="ce1" office:value-type="string" calcext:value-type="string">
            <text:p>Wie viel Alkohol</text:p>
          </table:table-cell>
          <table:table-cell table:number-columns-repeated="2"/>
          <table:table-cell office:value-type="float" office:value="2016" calcext:value-type="float">
            <text:p>2016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Disabilities in everyday life [SF-12] <text:s/>(asked irregularly)</text:p>
          </table:table-cell>
          <table:table-cell table:style-name="ce4" table:formula="of:=MID([.B18];FIND(&quot;(asked&quot;;[.B18])+7;FIND(&quot;)&quot;;[.B18])-FIND(&quot;(asked&quot;;[.B1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04</text:p>
          </table:table-cell>
          <table:table-cell table:style-name="ce1" office:value-type="string" calcext:value-type="string">
            <text:p>good</text:p>
          </table:table-cell>
          <table:table-cell table:style-name="ce1"/>
          <table:table-cell table:number-columns-repeated="2"/>
          <table:table-cell office:value-type="string" calcext:value-type="string">
            <text:p>2002,2004,2006,2008,2010,2012,2014,2016,2017,2018,2019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Disabilities in everyday life [SF-12] <text:s/>(asked irregularly)</text:p>
          </table:table-cell>
          <table:table-cell table:style-name="ce4" table:formula="of:=MID([.B19];FIND(&quot;(asked&quot;;[.B19])+7;FIND(&quot;)&quot;;[.B19])-FIND(&quot;(asked&quot;;[.B1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05</text:p>
          </table:table-cell>
          <table:table-cell table:style-name="ce1" office:value-type="string" calcext:value-type="string">
            <text:p>good</text:p>
          </table:table-cell>
          <table:table-cell table:style-name="ce1"/>
          <table:table-cell table:number-columns-repeated="2"/>
          <table:table-cell office:value-type="string" calcext:value-type="string">
            <text:p>2002,2004,2006,2008,2010,2012,2014,2016,2017,2018,2019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0];FIND(&quot;(asked&quot;;[.B20])+7;FIND(&quot;)&quot;;[.B20])-FIND(&quot;(asked&quot;;[.B2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1];FIND(&quot;(asked&quot;;[.B21])+7;FIND(&quot;)&quot;;[.B21])-FIND(&quot;(asked&quot;;[.B2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8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2];FIND(&quot;(asked&quot;;[.B22])+7;FIND(&quot;)&quot;;[.B22])-FIND(&quot;(asked&quot;;[.B22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8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3];FIND(&quot;(asked&quot;;[.B23])+7;FIND(&quot;)&quot;;[.B23])-FIND(&quot;(asked&quot;;[.B23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8_v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4];FIND(&quot;(asked&quot;;[.B24])+7;FIND(&quot;)&quot;;[.B24])-FIND(&quot;(asked&quot;;[.B2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8_v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5];FIND(&quot;(asked&quot;;[.B25])+7;FIND(&quot;)&quot;;[.B25])-FIND(&quot;(asked&quot;;[.B2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8_v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6];FIND(&quot;(asked&quot;;[.B26])+7;FIND(&quot;)&quot;;[.B26])-FIND(&quot;(asked&quot;;[.B2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9_h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7];FIND(&quot;(asked&quot;;[.B27])+7;FIND(&quot;)&quot;;[.B27])-FIND(&quot;(asked&quot;;[.B2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9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8];FIND(&quot;(asked&quot;;[.B28])+7;FIND(&quot;)&quot;;[.B28])-FIND(&quot;(asked&quot;;[.B2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9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29];FIND(&quot;(asked&quot;;[.B29])+7;FIND(&quot;)&quot;;[.B29])-FIND(&quot;(asked&quot;;[.B2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9_v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0];FIND(&quot;(asked&quot;;[.B30])+7;FIND(&quot;)&quot;;[.B30])-FIND(&quot;(asked&quot;;[.B3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9_v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1];FIND(&quot;(asked&quot;;[.B31])+7;FIND(&quot;)&quot;;[.B31])-FIND(&quot;(asked&quot;;[.B3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99_v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2];FIND(&quot;(asked&quot;;[.B32])+7;FIND(&quot;)&quot;;[.B32])-FIND(&quot;(asked&quot;;[.B32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h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3];FIND(&quot;(asked&quot;;[.B33])+7;FIND(&quot;)&quot;;[.B33])-FIND(&quot;(asked&quot;;[.B33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4];FIND(&quot;(asked&quot;;[.B34])+7;FIND(&quot;)&quot;;[.B34])-FIND(&quot;(asked&quot;;[.B3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5];FIND(&quot;(asked&quot;;[.B35])+7;FIND(&quot;)&quot;;[.B35])-FIND(&quot;(asked&quot;;[.B3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6];FIND(&quot;(asked&quot;;[.B36])+7;FIND(&quot;)&quot;;[.B36])-FIND(&quot;(asked&quot;;[.B3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7];FIND(&quot;(asked&quot;;[.B37])+7;FIND(&quot;)&quot;;[.B37])-FIND(&quot;(asked&quot;;[.B3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8];FIND(&quot;(asked&quot;;[.B38])+7;FIND(&quot;)&quot;;[.B38])-FIND(&quot;(asked&quot;;[.B3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39];FIND(&quot;(asked&quot;;[.B39])+7;FIND(&quot;)&quot;;[.B39])-FIND(&quot;(asked&quot;;[.B3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04_v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<text:s/>(asked annually)</text:p>
          </table:table-cell>
          <table:table-cell table:style-name="ce4" table:formula="of:=MID([.B40];FIND(&quot;(asked&quot;;[.B40])+7;FIND(&quot;)&quot;;[.B40])-FIND(&quot;(asked&quot;;[.B4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6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insurance debts (asked only once)</text:p>
          </table:table-cell>
          <table:table-cell table:style-name="ce4" table:formula="of:=MID([.B41];FIND(&quot;(asked&quot;;[.B41])+7;FIND(&quot;)&quot;;[.B41])-FIND(&quot;(asked&quot;;[.B41])-7)" office:value-type="string" office:string-value="only once" calcext:value-type="string">
            <text:p>only once</text:p>
          </table:table-cell>
          <table:table-cell table:style-name="ce1" office:value-type="string" calcext:value-type="string">
            <text:p>plc056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restrictions (asked irregularly)</text:p>
          </table:table-cell>
          <table:table-cell table:style-name="ce4" table:formula="of:=MID([.B42];FIND(&quot;(asked&quot;;[.B42])+7;FIND(&quot;)&quot;;[.B42])-FIND(&quot;(asked&quot;;[.B4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0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alth restrictions (asked irregularly)</text:p>
          </table:table-cell>
          <table:table-cell table:style-name="ce4" table:formula="of:=MID([.B43];FIND(&quot;(asked&quot;;[.B43])+7;FIND(&quot;)&quot;;[.B43])-FIND(&quot;(asked&quot;;[.B4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6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ight and weight (asked irregularly)</text:p>
          </table:table-cell>
          <table:table-cell table:style-name="ce4" table:formula="of:=MID([.B44];FIND(&quot;(asked&quot;;[.B44])+7;FIND(&quot;)&quot;;[.B44])-FIND(&quot;(asked&quot;;[.B4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0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eight and weight (asked irregularly)</text:p>
          </table:table-cell>
          <table:table-cell table:style-name="ce4" table:formula="of:=MID([.B45];FIND(&quot;(asked&quot;;[.B45])+7;FIND(&quot;)&quot;;[.B45])-FIND(&quot;(asked&quot;;[.B4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0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ospital stays <text:s/>(asked irregularly)</text:p>
          </table:table-cell>
          <table:table-cell table:style-name="ce4" table:formula="of:=MID([.B46];FIND(&quot;(asked&quot;;[.B46])+7;FIND(&quot;)&quot;;[.B46])-FIND(&quot;(asked&quot;;[.B46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5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ospital stays <text:s/>(asked irregularly)</text:p>
          </table:table-cell>
          <table:table-cell table:style-name="ce4" table:formula="of:=MID([.B47];FIND(&quot;(asked&quot;;[.B47])+7;FIND(&quot;)&quot;;[.B47])-FIND(&quot;(asked&quot;;[.B4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5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Hospital stays <text:s/>(asked irregularly)</text:p>
          </table:table-cell>
          <table:table-cell table:style-name="ce4" table:formula="of:=MID([.B48];FIND(&quot;(asked&quot;;[.B48])+7;FIND(&quot;)&quot;;[.B48])-FIND(&quot;(asked&quot;;[.B4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5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49];FIND(&quot;(asked&quot;;[.B49])+7;FIND(&quot;)&quot;;[.B49])-FIND(&quot;(asked&quot;;[.B4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0];FIND(&quot;(asked&quot;;[.B50])+7;FIND(&quot;)&quot;;[.B50])-FIND(&quot;(asked&quot;;[.B5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1];FIND(&quot;(asked&quot;;[.B51])+7;FIND(&quot;)&quot;;[.B51])-FIND(&quot;(asked&quot;;[.B51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2];FIND(&quot;(asked&quot;;[.B52])+7;FIND(&quot;)&quot;;[.B52])-FIND(&quot;(asked&quot;;[.B5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3];FIND(&quot;(asked&quot;;[.B53])+7;FIND(&quot;)&quot;;[.B53])-FIND(&quot;(asked&quot;;[.B5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4];FIND(&quot;(asked&quot;;[.B54])+7;FIND(&quot;)&quot;;[.B54])-FIND(&quot;(asked&quot;;[.B5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5];FIND(&quot;(asked&quot;;[.B55])+7;FIND(&quot;)&quot;;[.B55])-FIND(&quot;(asked&quot;;[.B5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6];FIND(&quot;(asked&quot;;[.B56])+7;FIND(&quot;)&quot;;[.B56])-FIND(&quot;(asked&quot;;[.B56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7];FIND(&quot;(asked&quot;;[.B57])+7;FIND(&quot;)&quot;;[.B57])-FIND(&quot;(asked&quot;;[.B5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1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8];FIND(&quot;(asked&quot;;[.B58])+7;FIND(&quot;)&quot;;[.B58])-FIND(&quot;(asked&quot;;[.B5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2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59];FIND(&quot;(asked&quot;;[.B59])+7;FIND(&quot;)&quot;;[.B59])-FIND(&quot;(asked&quot;;[.B5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2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60];FIND(&quot;(asked&quot;;[.B60])+7;FIND(&quot;)&quot;;[.B60])-FIND(&quot;(asked&quot;;[.B6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2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61];FIND(&quot;(asked&quot;;[.B61])+7;FIND(&quot;)&quot;;[.B61])-FIND(&quot;(asked&quot;;[.B61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2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llnes (asked irregularly)</text:p>
          </table:table-cell>
          <table:table-cell table:style-name="ce4" table:formula="of:=MID([.B62];FIND(&quot;(asked&quot;;[.B62])+7;FIND(&quot;)&quot;;[.B62])-FIND(&quot;(asked&quot;;[.B6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2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Individual health services (asked irregularly)</text:p>
          </table:table-cell>
          <table:table-cell table:style-name="ce4" table:formula="of:=MID([.B63];FIND(&quot;(asked&quot;;[.B63])+7;FIND(&quot;)&quot;;[.B63])-FIND(&quot;(asked&quot;;[.B6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Nutritional awareness (asked irregularly)</text:p>
          </table:table-cell>
          <table:table-cell table:style-name="ce4" table:formula="of:=MID([.B64];FIND(&quot;(asked&quot;;[.B64])+7;FIND(&quot;)&quot;;[.B64])-FIND(&quot;(asked&quot;;[.B6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7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Nutritional awareness (asked irregularly)</text:p>
          </table:table-cell>
          <table:table-cell table:style-name="ce4" table:formula="of:=MID([.B65];FIND(&quot;(asked&quot;;[.B65])+7;FIND(&quot;)&quot;;[.B65])-FIND(&quot;(asked&quot;;[.B6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Nutritional awareness (asked irregularly)</text:p>
          </table:table-cell>
          <table:table-cell table:style-name="ce4" table:formula="of:=MID([.B66];FIND(&quot;(asked&quot;;[.B66])+7;FIND(&quot;)&quot;;[.B66])-FIND(&quot;(asked&quot;;[.B66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Nutritional awareness (asked irregularly)</text:p>
          </table:table-cell>
          <table:table-cell table:style-name="ce4" table:formula="of:=MID([.B67];FIND(&quot;(asked&quot;;[.B67])+7;FIND(&quot;)&quot;;[.B67])-FIND(&quot;(asked&quot;;[.B6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Private supplementary care insurance (asked irregularly)</text:p>
          </table:table-cell>
          <table:table-cell table:style-name="ce4" table:formula="of:=MID([.B68];FIND(&quot;(asked&quot;;[.B68])+7;FIND(&quot;)&quot;;[.B68])-FIND(&quot;(asked&quot;;[.B6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Private supplementary care insurance (asked irregularly)</text:p>
          </table:table-cell>
          <table:table-cell table:style-name="ce4" table:formula="of:=MID([.B69];FIND(&quot;(asked&quot;;[.B69])+7;FIND(&quot;)&quot;;[.B69])-FIND(&quot;(asked&quot;;[.B6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Private supplementary care insurance (asked irregularly)</text:p>
          </table:table-cell>
          <table:table-cell table:style-name="ce4" table:formula="of:=MID([.B70];FIND(&quot;(asked&quot;;[.B70])+7;FIND(&quot;)&quot;;[.B70])-FIND(&quot;(asked&quot;;[.B7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8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Qualification for additional benefits (asked annually)</text:p>
          </table:table-cell>
          <table:table-cell table:style-name="ce4" table:formula="of:=MID([.B71];FIND(&quot;(asked&quot;;[.B71])+7;FIND(&quot;)&quot;;[.B71])-FIND(&quot;(asked&quot;;[.B7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2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Reduced ability to work (asked irregularly)</text:p>
          </table:table-cell>
          <table:table-cell table:style-name="ce4" table:formula="of:=MID([.B72];FIND(&quot;(asked&quot;;[.B72])+7;FIND(&quot;)&quot;;[.B72])-FIND(&quot;(asked&quot;;[.B7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4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Reduced ability to work (asked irregularly)</text:p>
          </table:table-cell>
          <table:table-cell table:style-name="ce4" table:formula="of:=MID([.B73];FIND(&quot;(asked&quot;;[.B73])+7;FIND(&quot;)&quot;;[.B73])-FIND(&quot;(asked&quot;;[.B7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4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74];FIND(&quot;(asked&quot;;[.B74])+7;FIND(&quot;)&quot;;[.B74])-FIND(&quot;(asked&quot;;[.B7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4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75];FIND(&quot;(asked&quot;;[.B75])+7;FIND(&quot;)&quot;;[.B75])-FIND(&quot;(asked&quot;;[.B7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4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76];FIND(&quot;(asked&quot;;[.B76])+7;FIND(&quot;)&quot;;[.B76])-FIND(&quot;(asked&quot;;[.B7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5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77];FIND(&quot;(asked&quot;;[.B77])+7;FIND(&quot;)&quot;;[.B77])-FIND(&quot;(asked&quot;;[.B7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5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78];FIND(&quot;(asked&quot;;[.B78])+7;FIND(&quot;)&quot;;[.B78])-FIND(&quot;(asked&quot;;[.B7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05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79];FIND(&quot;(asked&quot;;[.B79])+7;FIND(&quot;)&quot;;[.B79])-FIND(&quot;(asked&quot;;[.B7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7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annually)</text:p>
          </table:table-cell>
          <table:table-cell table:style-name="ce4" table:formula="of:=MID([.B80];FIND(&quot;(asked&quot;;[.B80])+7;FIND(&quot;)&quot;;[.B80])-FIND(&quot;(asked&quot;;[.B8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ple017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1];FIND(&quot;(asked&quot;;[.B81])+7;FIND(&quot;)&quot;;[.B81])-FIND(&quot;(asked&quot;;[.B81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b0024_h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2];FIND(&quot;(asked&quot;;[.B82])+7;FIND(&quot;)&quot;;[.B82])-FIND(&quot;(asked&quot;;[.B8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b0024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3];FIND(&quot;(asked&quot;;[.B83])+7;FIND(&quot;)&quot;;[.B83])-FIND(&quot;(asked&quot;;[.B8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b0024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4];FIND(&quot;(asked&quot;;[.B84])+7;FIND(&quot;)&quot;;[.B84])-FIND(&quot;(asked&quot;;[.B8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b0024_v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5];FIND(&quot;(asked&quot;;[.B85])+7;FIND(&quot;)&quot;;[.B85])-FIND(&quot;(asked&quot;;[.B8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44_h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6];FIND(&quot;(asked&quot;;[.B86])+7;FIND(&quot;)&quot;;[.B86])-FIND(&quot;(asked&quot;;[.B86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44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7];FIND(&quot;(asked&quot;;[.B87])+7;FIND(&quot;)&quot;;[.B87])-FIND(&quot;(asked&quot;;[.B8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44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ickness notifications to employer <text:s/>(asked irregularly)</text:p>
          </table:table-cell>
          <table:table-cell table:style-name="ce4" table:formula="of:=MID([.B88];FIND(&quot;(asked&quot;;[.B88])+7;FIND(&quot;)&quot;;[.B88])-FIND(&quot;(asked&quot;;[.B8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4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89];FIND(&quot;(asked&quot;;[.B89])+7;FIND(&quot;)&quot;;[.B89])-FIND(&quot;(asked&quot;;[.B8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1_h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0];FIND(&quot;(asked&quot;;[.B90])+7;FIND(&quot;)&quot;;[.B90])-FIND(&quot;(asked&quot;;[.B9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1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1];FIND(&quot;(asked&quot;;[.B91])+7;FIND(&quot;)&quot;;[.B91])-FIND(&quot;(asked&quot;;[.B91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1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2];FIND(&quot;(asked&quot;;[.B92])+7;FIND(&quot;)&quot;;[.B92])-FIND(&quot;(asked&quot;;[.B92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3];FIND(&quot;(asked&quot;;[.B93])+7;FIND(&quot;)&quot;;[.B93])-FIND(&quot;(asked&quot;;[.B93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4];FIND(&quot;(asked&quot;;[.B94])+7;FIND(&quot;)&quot;;[.B94])-FIND(&quot;(asked&quot;;[.B94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5];FIND(&quot;(asked&quot;;[.B95])+7;FIND(&quot;)&quot;;[.B95])-FIND(&quot;(asked&quot;;[.B9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6];FIND(&quot;(asked&quot;;[.B96])+7;FIND(&quot;)&quot;;[.B96])-FIND(&quot;(asked&quot;;[.B96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6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7];FIND(&quot;(asked&quot;;[.B97])+7;FIND(&quot;)&quot;;[.B97])-FIND(&quot;(asked&quot;;[.B9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6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8];FIND(&quot;(asked&quot;;[.B98])+7;FIND(&quot;)&quot;;[.B98])-FIND(&quot;(asked&quot;;[.B9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6_v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99];FIND(&quot;(asked&quot;;[.B99])+7;FIND(&quot;)&quot;;[.B99])-FIND(&quot;(asked&quot;;[.B99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6_v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100];FIND(&quot;(asked&quot;;[.B100])+7;FIND(&quot;)&quot;;[.B100])-FIND(&quot;(asked&quot;;[.B10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8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irregularly)</text:p>
          </table:table-cell>
          <table:table-cell table:style-name="ce4" table:formula="of:=MID([.B101];FIND(&quot;(asked&quot;;[.B101])+7;FIND(&quot;)&quot;;[.B101])-FIND(&quot;(asked&quot;;[.B101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17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only once)</text:p>
          </table:table-cell>
          <table:table-cell table:style-name="ce4" table:formula="of:=MID([.B102];FIND(&quot;(asked&quot;;[.B102])+7;FIND(&quot;)&quot;;[.B102])-FIND(&quot;(asked&quot;;[.B102])-7)" office:value-type="string" office:string-value="only once" calcext:value-type="string">
            <text:p>only once</text:p>
          </table:table-cell>
          <table:table-cell table:style-name="ce1" office:value-type="string" calcext:value-type="string">
            <text:p>ple0080_v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only once)</text:p>
          </table:table-cell>
          <table:table-cell table:style-name="ce4" table:formula="of:=MID([.B103];FIND(&quot;(asked&quot;;[.B103])+7;FIND(&quot;)&quot;;[.B103])-FIND(&quot;(asked&quot;;[.B103])-7)" office:value-type="string" office:string-value="only once" calcext:value-type="string">
            <text:p>only once</text:p>
          </table:table-cell>
          <table:table-cell table:style-name="ce1" office:value-type="string" calcext:value-type="string">
            <text:p>ple0080_v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moking (asked only once)</text:p>
          </table:table-cell>
          <table:table-cell table:style-name="ce4" table:formula="of:=MID([.B104];FIND(&quot;(asked&quot;;[.B104])+7;FIND(&quot;)&quot;;[.B104])-FIND(&quot;(asked&quot;;[.B104])-7)" office:value-type="string" office:string-value="only once" calcext:value-type="string">
            <text:p>only once</text:p>
          </table:table-cell>
          <table:table-cell table:style-name="ce1" office:value-type="string" calcext:value-type="string">
            <text:p>ple0080_v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ate of health (asked irregularly)</text:p>
          </table:table-cell>
          <table:table-cell table:style-name="ce4" table:formula="of:=MID([.B105];FIND(&quot;(asked&quot;;[.B105])+7;FIND(&quot;)&quot;;[.B105])-FIND(&quot;(asked&quot;;[.B105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0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06];FIND(&quot;(asked&quot;;[.B106])+7;FIND(&quot;)&quot;;[.B106])-FIND(&quot;(asked&quot;;[.B106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2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07];FIND(&quot;(asked&quot;;[.B107])+7;FIND(&quot;)&quot;;[.B107])-FIND(&quot;(asked&quot;;[.B107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2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08];FIND(&quot;(asked&quot;;[.B108])+7;FIND(&quot;)&quot;;[.B108])-FIND(&quot;(asked&quot;;[.B108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2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09];FIND(&quot;(asked&quot;;[.B109])+7;FIND(&quot;)&quot;;[.B109])-FIND(&quot;(asked&quot;;[.B109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2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0];FIND(&quot;(asked&quot;;[.B110])+7;FIND(&quot;)&quot;;[.B110])-FIND(&quot;(asked&quot;;[.B110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1];FIND(&quot;(asked&quot;;[.B111])+7;FIND(&quot;)&quot;;[.B111])-FIND(&quot;(asked&quot;;[.B111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2];FIND(&quot;(asked&quot;;[.B112])+7;FIND(&quot;)&quot;;[.B112])-FIND(&quot;(asked&quot;;[.B112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3];FIND(&quot;(asked&quot;;[.B113])+7;FIND(&quot;)&quot;;[.B113])-FIND(&quot;(asked&quot;;[.B113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4];FIND(&quot;(asked&quot;;[.B114])+7;FIND(&quot;)&quot;;[.B114])-FIND(&quot;(asked&quot;;[.B114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5];FIND(&quot;(asked&quot;;[.B115])+7;FIND(&quot;)&quot;;[.B115])-FIND(&quot;(asked&quot;;[.B115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Stress and exhaustion (SF-12) (asked irregularly)</text:p>
          </table:table-cell>
          <table:table-cell table:style-name="ce4" table:formula="of:=MID([.B116];FIND(&quot;(asked&quot;;[.B116])+7;FIND(&quot;)&quot;;[.B116])-FIND(&quot;(asked&quot;;[.B116])-7)" office:value-type="string" office:string-value="" calcext:value-type="error">
            <text:p>Err:502</text:p>
          </table:table-cell>
          <table:table-cell table:style-name="ce1" office:value-type="string" calcext:value-type="string">
            <text:p>ple003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Visits to the doctor <text:s/>(asked irregularly)</text:p>
          </table:table-cell>
          <table:table-cell table:style-name="ce4" table:formula="of:=MID([.B117];FIND(&quot;(asked&quot;;[.B117])+7;FIND(&quot;)&quot;;[.B117])-FIND(&quot;(asked&quot;;[.B117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7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Individual Questionnaire</text:p>
          </table:table-cell>
          <table:table-cell table:style-name="ce1" office:value-type="string" calcext:value-type="string">
            <text:p>Visits to the doctor <text:s/>(asked irregularly)</text:p>
          </table:table-cell>
          <table:table-cell table:style-name="ce4" table:formula="of:=MID([.B118];FIND(&quot;(asked&quot;;[.B118])+7;FIND(&quot;)&quot;;[.B118])-FIND(&quot;(asked&quot;;[.B118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ple007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19];FIND(&quot;(asked&quot;;[.B119])+7;FIND(&quot;)&quot;;[.B119])-FIND(&quot;(asked&quot;;[.B11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chhealth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0];FIND(&quot;(asked&quot;;[.B120])+7;FIND(&quot;)&quot;;[.B120])-FIND(&quot;(asked&quot;;[.B12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1];FIND(&quot;(asked&quot;;[.B121])+7;FIND(&quot;)&quot;;[.B121])-FIND(&quot;(asked&quot;;[.B12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2];FIND(&quot;(asked&quot;;[.B122])+7;FIND(&quot;)&quot;;[.B122])-FIND(&quot;(asked&quot;;[.B122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3];FIND(&quot;(asked&quot;;[.B123])+7;FIND(&quot;)&quot;;[.B123])-FIND(&quot;(asked&quot;;[.B123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4];FIND(&quot;(asked&quot;;[.B124])+7;FIND(&quot;)&quot;;[.B124])-FIND(&quot;(asked&quot;;[.B12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5];FIND(&quot;(asked&quot;;[.B125])+7;FIND(&quot;)&quot;;[.B125])-FIND(&quot;(asked&quot;;[.B12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6];FIND(&quot;(asked&quot;;[.B126])+7;FIND(&quot;)&quot;;[.B126])-FIND(&quot;(asked&quot;;[.B12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7];FIND(&quot;(asked&quot;;[.B127])+7;FIND(&quot;)&quot;;[.B127])-FIND(&quot;(asked&quot;;[.B12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8];FIND(&quot;(asked&quot;;[.B128])+7;FIND(&quot;)&quot;;[.B128])-FIND(&quot;(asked&quot;;[.B12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29];FIND(&quot;(asked&quot;;[.B129])+7;FIND(&quot;)&quot;;[.B129])-FIND(&quot;(asked&quot;;[.B12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disord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0];FIND(&quot;(asked&quot;;[.B130])+7;FIND(&quot;)&quot;;[.B130])-FIND(&quot;(asked&quot;;[.B13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hospital12m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1];FIND(&quot;(asked&quot;;[.B131])+7;FIND(&quot;)&quot;;[.B131])-FIND(&quot;(asked&quot;;[.B13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hospital3mb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2];FIND(&quot;(asked&quot;;[.B132])+7;FIND(&quot;)&quot;;[.B132])-FIND(&quot;(asked&quot;;[.B132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3];FIND(&quot;(asked&quot;;[.B133])+7;FIND(&quot;)&quot;;[.B133])-FIND(&quot;(asked&quot;;[.B133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1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4];FIND(&quot;(asked&quot;;[.B134])+7;FIND(&quot;)&quot;;[.B134])-FIND(&quot;(asked&quot;;[.B13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1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5];FIND(&quot;(asked&quot;;[.B135])+7;FIND(&quot;)&quot;;[.B135])-FIND(&quot;(asked&quot;;[.B13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1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6];FIND(&quot;(asked&quot;;[.B136])+7;FIND(&quot;)&quot;;[.B136])-FIND(&quot;(asked&quot;;[.B13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1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7];FIND(&quot;(asked&quot;;[.B137])+7;FIND(&quot;)&quot;;[.B137])-FIND(&quot;(asked&quot;;[.B13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1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8];FIND(&quot;(asked&quot;;[.B138])+7;FIND(&quot;)&quot;;[.B138])-FIND(&quot;(asked&quot;;[.B13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1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39];FIND(&quot;(asked&quot;;[.B139])+7;FIND(&quot;)&quot;;[.B139])-FIND(&quot;(asked&quot;;[.B13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0];FIND(&quot;(asked&quot;;[.B140])+7;FIND(&quot;)&quot;;[.B140])-FIND(&quot;(asked&quot;;[.B14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3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1];FIND(&quot;(asked&quot;;[.B141])+7;FIND(&quot;)&quot;;[.B141])-FIND(&quot;(asked&quot;;[.B14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3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2];FIND(&quot;(asked&quot;;[.B142])+7;FIND(&quot;)&quot;;[.B142])-FIND(&quot;(asked&quot;;[.B142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3];FIND(&quot;(asked&quot;;[.B143])+7;FIND(&quot;)&quot;;[.B143])-FIND(&quot;(asked&quot;;[.B143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4];FIND(&quot;(asked&quot;;[.B144])+7;FIND(&quot;)&quot;;[.B144])-FIND(&quot;(asked&quot;;[.B14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6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5];FIND(&quot;(asked&quot;;[.B145])+7;FIND(&quot;)&quot;;[.B145])-FIND(&quot;(asked&quot;;[.B14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7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6];FIND(&quot;(asked&quot;;[.B146])+7;FIND(&quot;)&quot;;[.B146])-FIND(&quot;(asked&quot;;[.B14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7];FIND(&quot;(asked&quot;;[.B147])+7;FIND(&quot;)&quot;;[.B147])-FIND(&quot;(asked&quot;;[.B14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8];FIND(&quot;(asked&quot;;[.B148])+7;FIND(&quot;)&quot;;[.B148])-FIND(&quot;(asked&quot;;[.B14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illno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annually)</text:p>
          </table:table-cell>
          <table:table-cell table:style-name="ce4" table:formula="of:=MID([.B149];FIND(&quot;(asked&quot;;[.B149])+7;FIND(&quot;)&quot;;[.B149])-FIND(&quot;(asked&quot;;[.B14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lstmedex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alth of child <text:s/>(asked irregularly)</text:p>
          </table:table-cell>
          <table:table-cell table:style-name="ce4" table:formula="of:=MID([.B150];FIND(&quot;(asked&quot;;[.B150])+7;FIND(&quot;)&quot;;[.B150])-FIND(&quot;(asked&quot;;[.B150])-7)" office:value-type="string" office:string-value="irregularly" calcext:value-type="string">
            <text:p>irregularly</text:p>
          </table:table-cell>
          <table:table-cell table:style-name="ce1" office:value-type="string" calcext:value-type="string">
            <text:p>medaid3mb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ight and weight of child <text:s/>(asked annually)</text:p>
          </table:table-cell>
          <table:table-cell table:style-name="ce4" table:formula="of:=MID([.B151];FIND(&quot;(asked&quot;;[.B151])+7;FIND(&quot;)&quot;;[.B151])-FIND(&quot;(asked&quot;;[.B151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height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ight and weight of child <text:s/>(asked annually)</text:p>
          </table:table-cell>
          <table:table-cell table:style-name="ce4" table:formula="of:=MID([.B152];FIND(&quot;(asked&quot;;[.B152])+7;FIND(&quot;)&quot;;[.B152])-FIND(&quot;(asked&quot;;[.B152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weight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Height and weight of child <text:s/>(asked annually)</text:p>
          </table:table-cell>
          <table:table-cell table:style-name="ce4" table:formula="of:=MID([.B153];FIND(&quot;(asked&quot;;[.B153])+7;FIND(&quot;)&quot;;[.B153])-FIND(&quot;(asked&quot;;[.B153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weightb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Physical and mental health of mother (asked annually)</text:p>
          </table:table-cell>
          <table:table-cell table:style-name="ce4" table:formula="of:=MID([.B154];FIND(&quot;(asked&quot;;[.B154])+7;FIND(&quot;)&quot;;[.B154])-FIND(&quot;(asked&quot;;[.B154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feeling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Physical and mental health of mother (asked annually)</text:p>
          </table:table-cell>
          <table:table-cell table:style-name="ce4" table:formula="of:=MID([.B155];FIND(&quot;(asked&quot;;[.B155])+7;FIND(&quot;)&quot;;[.B155])-FIND(&quot;(asked&quot;;[.B155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feeling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Physical and mental health of mother (asked annually)</text:p>
          </table:table-cell>
          <table:table-cell table:style-name="ce4" table:formula="of:=MID([.B156];FIND(&quot;(asked&quot;;[.B156])+7;FIND(&quot;)&quot;;[.B156])-FIND(&quot;(asked&quot;;[.B156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feeling3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Mother and Child Instruments</text:p>
          </table:table-cell>
          <table:table-cell table:style-name="ce1" office:value-type="string" calcext:value-type="string">
            <text:p>Physical and mental health of mother (asked annually)</text:p>
          </table:table-cell>
          <table:table-cell table:style-name="ce4" table:formula="of:=MID([.B157];FIND(&quot;(asked&quot;;[.B157])+7;FIND(&quot;)&quot;;[.B157])-FIND(&quot;(asked&quot;;[.B157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feeling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Youth Questionnaire</text:p>
          </table:table-cell>
          <table:table-cell table:style-name="ce1" office:value-type="string" calcext:value-type="string">
            <text:p>Height and weight (asked annually)</text:p>
          </table:table-cell>
          <table:table-cell table:style-name="ce4" table:formula="of:=MID([.B158];FIND(&quot;(asked&quot;;[.B158])+7;FIND(&quot;)&quot;;[.B158])-FIND(&quot;(asked&quot;;[.B158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jl021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Youth Questionnaire</text:p>
          </table:table-cell>
          <table:table-cell table:style-name="ce1" office:value-type="string" calcext:value-type="string">
            <text:p>Height and weight (asked annually)</text:p>
          </table:table-cell>
          <table:table-cell table:style-name="ce4" table:formula="of:=MID([.B159];FIND(&quot;(asked&quot;;[.B159])+7;FIND(&quot;)&quot;;[.B159])-FIND(&quot;(asked&quot;;[.B159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jl022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Youth Questionnaire</text:p>
          </table:table-cell>
          <table:table-cell table:style-name="ce1" office:value-type="string" calcext:value-type="string">
            <text:p>State of health (asked annually)</text:p>
          </table:table-cell>
          <table:table-cell table:style-name="ce4" table:formula="of:=MID([.B160];FIND(&quot;(asked&quot;;[.B160])+7;FIND(&quot;)&quot;;[.B160])-FIND(&quot;(asked&quot;;[.B160])-7)" office:value-type="string" office:string-value="annually" calcext:value-type="string">
            <text:p>annually</text:p>
          </table:table-cell>
          <table:table-cell table:style-name="ce1" office:value-type="string" calcext:value-type="string">
            <text:p>jl0218</text:p>
          </table:table-cell>
          <table:table-cell table:style-name="ce1" table:number-columns-repeated="2"/>
          <table:table-cell table:number-columns-repeated="1018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6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TJL</meta:initial-creator>
    <meta:creation-date>2016-08-18T13:39:56Z</meta:creation-date>
    <dc:date>2021-03-31T00:17:42.359957346</dc:date>
    <meta:editing-duration>PT9M47S</meta:editing-duration>
    <meta:editing-cycles>2</meta:editing-cycles>
    <meta:document-statistic meta:table-count="1" meta:cell-count="674" meta:object-count="0"/>
  </office:meta>
</office:document-meta>
</file>